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5pt" officeooo:rsid="00176881" officeooo:paragraph-rsid="00176881" style:font-size-asian="13.1000003814697pt" style:font-size-complex="15pt"/>
    </style:style>
    <style:style style:name="P2" style:family="paragraph" style:parent-style-name="Frame_20_contents">
      <style:paragraph-properties fo:text-align="center" style:justify-single-word="false"/>
      <style:text-properties fo:font-size="15pt" fo:font-weight="bold" officeooo:rsid="00176881" officeooo:paragraph-rsid="00176881" style:font-size-asian="13.1000003814697pt" style:font-weight-asian="bold" style:font-size-complex="15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fo:font-size="9pt" officeooo:rsid="00176881" officeooo:paragraph-rsid="00176881" style:font-size-asian="9pt" style:font-size-complex="9pt"/>
    </style:style>
    <style:style style:name="P4" style:family="paragraph" style:parent-style-name="Frame_20_contents">
      <style:paragraph-properties fo:text-align="end" style:justify-single-word="false"/>
      <style:text-properties officeooo:paragraph-rsid="00176881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1ea20" officeooo:paragraph-rsid="0011ea20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weight="bold" officeooo:rsid="0011ea20" officeooo:paragraph-rsid="0011ea20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22384" officeooo:paragraph-rsid="0012238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1a797c" officeooo:paragraph-rsid="001a797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22ce8c" officeooo:paragraph-rsid="0022ce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officeooo:rsid="00273a7e" officeooo:paragraph-rsid="00273a7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22384" officeooo:paragraph-rsid="00122384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22384" officeooo:paragraph-rsid="0013dd18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36fb5" officeooo:paragraph-rsid="00136fb5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136fb5" officeooo:paragraph-rsid="0013dd18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36fb5" officeooo:paragraph-rsid="0024c7c9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3dd18" officeooo:paragraph-rsid="0013dd18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5d998" officeooo:paragraph-rsid="0015d998"/>
    </style:style>
    <style:style style:name="P18" style:family="paragraph" style:parent-style-name="Standard">
      <style:paragraph-properties fo:text-align="start" style:justify-single-word="false"/>
      <style:text-properties style:font-name="Arial" officeooo:paragraph-rsid="001694b0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193522" officeooo:paragraph-rsid="00193522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193522" officeooo:paragraph-rsid="001a284b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13dd18" officeooo:paragraph-rsid="0013dd18" fo:background-color="#ffff00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13dd18" officeooo:paragraph-rsid="0024c7c9" fo:background-color="#ffff00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136fb5" officeooo:paragraph-rsid="00136fb5" fo:background-color="#ffff00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136fb5" officeooo:paragraph-rsid="00136fb5" fo:background-color="#d4ea6b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36fb5" officeooo:paragraph-rsid="002324c3" fo:background-color="#d4ea6b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136fb5" officeooo:paragraph-rsid="0024c7c9" fo:background-color="#d4ea6b"/>
    </style:style>
    <style:style style:name="P27" style:family="paragraph" style:parent-style-name="Standard">
      <style:paragraph-properties fo:text-align="start" style:justify-single-word="false"/>
      <style:text-properties style:font-name="Arial" officeooo:rsid="002324c3" officeooo:paragraph-rsid="002324c3" fo:background-color="#d4ea6b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2324c3" officeooo:paragraph-rsid="0024c7c9" fo:background-color="#d4ea6b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24c7c9" officeooo:paragraph-rsid="0024c7c9" fo:background-color="#d4ea6b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258e04" officeooo:paragraph-rsid="00258e04" fo:background-color="#d4ea6b"/>
    </style:style>
    <style:style style:name="P31" style:family="paragraph" style:parent-style-name="Standard">
      <style:paragraph-properties fo:text-align="start" style:justify-single-word="false"/>
      <style:text-properties style:font-name="Arial" officeooo:rsid="001a284b" officeooo:paragraph-rsid="001a284b"/>
    </style:style>
    <style:style style:name="P32" style:family="paragraph" style:parent-style-name="Standard">
      <style:paragraph-properties fo:text-align="start" style:justify-single-word="false"/>
      <style:text-properties style:font-name="Arial" officeooo:rsid="001a797c" officeooo:paragraph-rsid="001a797c"/>
    </style:style>
    <style:style style:name="P33" style:family="paragraph" style:parent-style-name="Standard">
      <style:paragraph-properties fo:text-align="start" style:justify-single-word="false"/>
      <style:text-properties style:font-name="Arial" officeooo:rsid="00215669" officeooo:paragraph-rsid="0011ea20"/>
    </style:style>
    <style:style style:name="P34" style:family="paragraph" style:parent-style-name="Standard">
      <style:paragraph-properties fo:text-align="start" style:justify-single-word="false"/>
      <style:text-properties style:font-name="Arial" officeooo:rsid="0022ce8c" officeooo:paragraph-rsid="0022ce8c"/>
    </style:style>
    <style:style style:name="P35" style:family="paragraph" style:parent-style-name="Standard">
      <style:paragraph-properties fo:text-align="start" style:justify-single-word="false"/>
      <style:text-properties style:font-name="Arial" officeooo:rsid="002324c3" officeooo:paragraph-rsid="0024c7c9"/>
    </style:style>
    <style:style style:name="P36" style:family="paragraph" style:parent-style-name="Standard">
      <style:paragraph-properties fo:text-align="start" style:justify-single-word="false"/>
      <style:text-properties style:font-name="Arial" officeooo:rsid="00136fb5" officeooo:paragraph-rsid="002324c3" fo:background-color="#b4c7dc"/>
    </style:style>
    <style:style style:name="P37" style:family="paragraph" style:parent-style-name="Standard">
      <style:paragraph-properties fo:text-align="start" style:justify-single-word="false"/>
      <style:text-properties style:font-name="Arial" officeooo:rsid="00136fb5" officeooo:paragraph-rsid="0024c7c9" fo:background-color="#b4c7dc"/>
    </style:style>
    <style:style style:name="P38" style:family="paragraph" style:parent-style-name="Standard">
      <style:paragraph-properties fo:text-align="start" style:justify-single-word="false"/>
      <style:text-properties style:font-name="Arial" officeooo:rsid="002324c3" officeooo:paragraph-rsid="002324c3" fo:background-color="#b4c7dc"/>
    </style:style>
    <style:style style:name="P39" style:family="paragraph" style:parent-style-name="Standard">
      <style:paragraph-properties fo:text-align="start" style:justify-single-word="false"/>
      <style:text-properties style:font-name="Arial" officeooo:rsid="002324c3" officeooo:paragraph-rsid="0024c7c9" fo:background-color="#b4c7dc"/>
    </style:style>
    <style:style style:name="P40" style:family="paragraph" style:parent-style-name="Standard">
      <style:paragraph-properties fo:text-align="start" style:justify-single-word="false"/>
      <style:text-properties style:font-name="Arial" officeooo:rsid="0024c7c9" officeooo:paragraph-rsid="0024c7c9" fo:background-color="#b4c7dc"/>
    </style:style>
    <style:style style:name="P41" style:family="paragraph" style:parent-style-name="Standard">
      <style:paragraph-properties fo:text-align="start" style:justify-single-word="false"/>
      <style:text-properties style:font-name="Arial" officeooo:rsid="0024c7c9" officeooo:paragraph-rsid="0024c7c9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25bf23" officeooo:paragraph-rsid="0025bf23"/>
    </style:style>
    <style:style style:name="P43" style:family="paragraph" style:parent-style-name="Standard">
      <style:paragraph-properties fo:text-align="start" style:justify-single-word="false"/>
      <style:text-properties style:font-name="Arial" officeooo:rsid="00273a7e" officeooo:paragraph-rsid="00273a7e"/>
    </style:style>
    <style:style style:name="P44" style:family="paragraph" style:parent-style-name="Standard">
      <style:paragraph-properties fo:text-align="start" style:justify-single-word="false"/>
      <style:text-properties style:font-name="Arial" officeooo:rsid="0028b8d4" officeooo:paragraph-rsid="0028b8d4"/>
    </style:style>
    <style:style style:name="P45" style:family="paragraph" style:parent-style-name="Standard">
      <style:paragraph-properties fo:text-align="center" style:justify-single-word="false"/>
      <style:text-properties officeooo:paragraph-rsid="0011ea20"/>
    </style:style>
    <style:style style:name="P46" style:family="paragraph" style:parent-style-name="Standard">
      <style:paragraph-properties fo:text-align="start" style:justify-single-word="false"/>
      <style:text-properties officeooo:paragraph-rsid="001b078d"/>
    </style:style>
    <style:style style:name="P47" style:family="paragraph" style:parent-style-name="Standard">
      <style:paragraph-properties fo:text-align="start" style:justify-single-word="false"/>
      <style:text-properties officeooo:paragraph-rsid="0022ce8c"/>
    </style:style>
    <style:style style:name="P48" style:family="paragraph" style:parent-style-name="Standard">
      <style:paragraph-properties fo:text-align="start" style:justify-single-word="false"/>
      <style:text-properties officeooo:paragraph-rsid="0013dd18"/>
    </style:style>
    <style:style style:name="P49" style:family="paragraph" style:parent-style-name="Standard">
      <style:paragraph-properties fo:text-align="start" style:justify-single-word="false"/>
      <style:text-properties officeooo:paragraph-rsid="0024c7c9"/>
    </style:style>
    <style:style style:name="P50" style:family="paragraph" style:parent-style-name="Standard">
      <style:paragraph-properties fo:text-align="start" style:justify-single-word="false"/>
      <style:text-properties officeooo:rsid="002324c3" officeooo:paragraph-rsid="002324c3"/>
    </style:style>
    <style:style style:name="P51" style:family="paragraph" style:parent-style-name="Standard">
      <style:paragraph-properties fo:text-align="start" style:justify-single-word="false" fo:break-before="page"/>
      <style:text-properties style:font-name="Arial" fo:font-weight="bold" officeooo:rsid="00122384" officeooo:paragraph-rsid="00122384" style:font-weight-asian="bold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Arial" fo:font-weight="bold" officeooo:rsid="00122384" officeooo:paragraph-rsid="0013dd18" style:font-weight-asian="bold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Arial" fo:font-weight="bold" officeooo:rsid="00273a7e" officeooo:paragraph-rsid="00273a7e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officeooo:rsid="002324c3" officeooo:paragraph-rsid="0022ce8c"/>
    </style:style>
    <style:style style:name="P55" style:family="paragraph" style:parent-style-name="Standard">
      <style:paragraph-properties fo:text-align="start" style:justify-single-word="false"/>
      <style:text-properties style:font-name="Arial" officeooo:rsid="0022ce8c" officeooo:paragraph-rsid="0022ce8c"/>
    </style:style>
    <style:style style:name="P56" style:family="paragraph" style:parent-style-name="Standard">
      <style:paragraph-properties fo:text-align="start" style:justify-single-word="false"/>
      <style:text-properties style:font-name="Arial" officeooo:rsid="00122384" officeooo:paragraph-rsid="0022ce8c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136fb5" officeooo:paragraph-rsid="00136fb5" fo:background-color="#b4c7dc"/>
    </style:style>
    <style:style style:name="P58" style:family="paragraph" style:parent-style-name="Standard">
      <style:paragraph-properties fo:text-align="start" style:justify-single-word="false"/>
      <style:text-properties style:font-name="Arial" officeooo:rsid="00136fb5" officeooo:paragraph-rsid="0024c7c9" fo:background-color="#b4c7dc"/>
    </style:style>
    <style:style style:name="P59" style:family="paragraph" style:parent-style-name="Standard">
      <style:paragraph-properties fo:text-align="start" style:justify-single-word="false"/>
      <style:text-properties style:font-name="Arial" officeooo:rsid="002324c3" officeooo:paragraph-rsid="002324c3" fo:background-color="#b4c7dc"/>
    </style:style>
    <style:style style:name="P60" style:family="paragraph" style:parent-style-name="Standard">
      <style:paragraph-properties fo:text-align="start" style:justify-single-word="false"/>
      <style:text-properties style:font-name="Arial" officeooo:rsid="0013dd18" officeooo:paragraph-rsid="0024c7c9" fo:background-color="#ffff00"/>
    </style:style>
    <style:style style:name="P61" style:family="paragraph" style:parent-style-name="Standard">
      <style:paragraph-properties fo:text-align="start" style:justify-single-word="false"/>
      <style:text-properties style:font-name="Arial" officeooo:rsid="00273a7e" officeooo:paragraph-rsid="00273a7e"/>
    </style:style>
    <style:style style:name="P62" style:family="paragraph" style:parent-style-name="Standard">
      <style:paragraph-properties fo:text-align="start" style:justify-single-word="false"/>
      <style:text-properties style:font-name="Arial" officeooo:rsid="00295c80" officeooo:paragraph-rsid="00295c80"/>
    </style:style>
    <style:style style:name="P63" style:family="paragraph" style:parent-style-name="Standard">
      <style:paragraph-properties fo:text-align="start" style:justify-single-word="false" fo:break-before="page"/>
      <style:text-properties style:font-name="Arial" fo:font-weight="bold" officeooo:rsid="0015d998" officeooo:paragraph-rsid="0015d998" style:font-weight-asian="bold" style:font-weight-complex="bold"/>
    </style:style>
    <style:style style:name="P64" style:family="paragraph">
      <style:paragraph-properties fo:text-align="center" style:writing-mode="lr-tb"/>
    </style:style>
    <style:style style:name="P65" style:family="paragraph">
      <style:paragraph-properties fo:text-align="end" style:writing-mode="lr-tb"/>
    </style:style>
    <style:style style:name="P66" style:family="paragraph">
      <loext:graphic-properties draw:fill="solid" draw:fill-color="#ffffff"/>
      <style:paragraph-properties fo:text-align="center" style:writing-mode="lr-tb"/>
    </style:style>
    <style:style style:name="P67" style:family="paragraph">
      <style:paragraph-properties fo:text-align="center"/>
    </style:style>
    <style:style style:name="P68" style:family="paragraph">
      <loext:graphic-properties draw:fill="solid" draw:fill-color="#ffffff"/>
    </style:style>
    <style:style style:name="T1" style:family="text">
      <style:text-properties officeooo:rsid="0013dd18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officeooo:rsid="0011ea20" style:font-weight-asian="bold" style:font-weight-complex="bold"/>
    </style:style>
    <style:style style:name="T4" style:family="text">
      <style:text-properties style:font-name="Arial" fo:font-weight="bold" officeooo:rsid="0021c81b" style:font-weight-asian="bold" style:font-weight-complex="bold"/>
    </style:style>
    <style:style style:name="T5" style:family="text">
      <style:text-properties style:font-name="Arial" fo:font-weight="bold" officeooo:rsid="0028b8d4" style:font-weight-asian="bold" style:font-weight-complex="bold"/>
    </style:style>
    <style:style style:name="T6" style:family="text">
      <style:text-properties style:font-name="Arial" fo:font-size="10pt" officeooo:rsid="0012def0" style:font-size-asian="10pt" style:font-size-complex="10pt"/>
    </style:style>
    <style:style style:name="T7" style:family="text">
      <style:text-properties style:font-name="Arial" fo:font-size="10pt" officeooo:rsid="001b078d" style:font-size-asian="10pt" style:font-size-complex="10pt"/>
    </style:style>
    <style:style style:name="T8" style:family="text">
      <style:text-properties style:font-name="Arial" officeooo:rsid="00122384"/>
    </style:style>
    <style:style style:name="T9" style:family="text">
      <style:text-properties style:font-name="Arial" officeooo:rsid="0022ce8c"/>
    </style:style>
    <style:style style:name="T10" style:family="text">
      <style:text-properties style:font-name="Arial" officeooo:rsid="002324c3"/>
    </style:style>
    <style:style style:name="T11" style:family="text">
      <style:text-properties style:font-name="Arial" officeooo:rsid="00136fb5" fo:background-color="#d4ea6b" loext:char-shading-value="0"/>
    </style:style>
    <style:style style:name="T12" style:family="text">
      <style:text-properties style:font-name="Arial" officeooo:rsid="00258e04" fo:background-color="#d4ea6b" loext:char-shading-value="0"/>
    </style:style>
    <style:style style:name="T13" style:family="text">
      <style:text-properties style:font-name="Arial" officeooo:rsid="0024c7c9" fo:background-color="#d4ea6b" loext:char-shading-value="0"/>
    </style:style>
    <style:style style:name="T14" style:family="text">
      <style:text-properties style:font-name="Arial" officeooo:rsid="0013dd18" fo:background-color="#ffff00" loext:char-shading-value="0"/>
    </style:style>
    <style:style style:name="T15" style:family="text">
      <style:text-properties style:font-name="Arial" officeooo:rsid="0024c7c9"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324c3" fo:background-color="#ffff00" loext:char-shading-value="0"/>
    </style:style>
    <style:style style:name="T18" style:family="text">
      <style:text-properties fo:background-color="#d4ea6b" loext:char-shading-value="0"/>
    </style:style>
    <style:style style:name="T19" style:family="text">
      <style:text-properties officeooo:rsid="0024c7c9" fo:background-color="#d4ea6b" loext:char-shading-value="0"/>
    </style:style>
    <style:style style:name="T20" style:family="text">
      <style:text-properties fo:background-color="#b4c7dc" loext:char-shading-value="0"/>
    </style:style>
    <style:style style:name="T21" style:family="text">
      <style:text-properties officeooo:rsid="00258e04" fo:background-color="#b4c7dc" loext:char-shading-value="0"/>
    </style:style>
    <style:style style:name="T22" style:family="text">
      <style:text-properties fo:color="#000000" style:font-name="Arial" fo:font-size="10pt" officeooo:rsid="0012def0" fo:background-color="#ffffff" loext:char-shading-value="0" style:font-size-asian="10pt" style:font-size-complex="10pt"/>
    </style:style>
    <style:style style:name="T23" style:family="text">
      <style:text-properties fo:color="#000000" style:font-name="Arial" fo:font-size="10pt" fo:font-weight="normal" officeooo:rsid="0012def0" fo:background-color="#ffffff" loext:char-shading-value="0" style:font-size-asian="10pt" style:font-weight-asian="normal" style:font-size-complex="10pt" style:font-weight-complex="normal"/>
    </style:style>
    <style:style style:name="T24" style:family="text">
      <style:text-properties fo:font-size="10pt" officeooo:rsid="00176881" style:font-size-asian="10pt" style:font-size-complex="10pt"/>
    </style:style>
    <style:style style:name="T25" style:family="text">
      <style:text-properties fo:font-size="10pt" officeooo:rsid="00273a7e" style:font-size-asian="10pt" style:font-size-complex="10pt"/>
    </style:style>
    <style:style style:name="T26" style:family="text">
      <style:text-properties officeooo:rsid="001d18a7"/>
    </style:style>
    <style:style style:name="T27" style:family="text">
      <style:text-properties officeooo:rsid="0021c81b"/>
    </style:style>
    <style:style style:name="T28" style:family="text">
      <style:text-properties officeooo:rsid="002324c3"/>
    </style:style>
    <style:style style:name="T29" style:family="text">
      <style:text-properties officeooo:rsid="0024c7c9"/>
    </style:style>
    <style:style style:name="T30" style:family="text">
      <style:text-properties officeooo:rsid="00258e04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25bf23"/>
    </style:style>
    <style:style style:name="T33" style:family="text">
      <style:text-properties officeooo:rsid="00273a7e"/>
    </style:style>
    <style:style style:name="T34" style:family="text">
      <style:text-properties officeooo:rsid="00297eb3"/>
    </style:style>
    <style:style style:name="T35" style:family="text">
      <style:text-properties officeooo:rsid="00297eb3" fo:background-color="#ffffa6" loext:char-shading-value="0"/>
    </style:style>
    <style:style style:name="T36" style:family="text">
      <style:text-properties officeooo:rsid="00297eb3" fo:background-color="#ffffa6" loext:char-shading-value="0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size="2pt" fo:font-weight="bold" style:font-size-asian="2pt" style:font-weight-asian="bold" style:font-size-complex="2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672cm" fo:min-width="5.503cm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969cm" fo:min-width="4.868cm" style:run-through="foreground"/>
      <style:paragraph-properties style:writing-mode="lr-tb"/>
    </style:style>
    <style:style style:name="gr5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2.672cm" fo:min-width="5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02<text:span text:style-name="T27">4</text:span> Spring CPSC 240</text:p>
      <text:p text:style-name="P45"><text:span text:style-name="T4">Assignment </text:span><text:span text:style-name="T5">2</text:span><text:span text:style-name="T3">: Triangles</text:span></text:p>
      <text:p text:style-name="P5"/>
      <text:p text:style-name="P5"/>
      <text:p text:style-name="P5"/>
      <text:p text:style-name="P7">Preface</text:p>
      <text:p text:style-name="P5"/>
      <text:p text:style-name="P33">This program will introduce the art of programming in assembly language and provide opportunity to select a programming platform. <text:s/>The platform chosen may be used for the remainder of this course especially the midterm and final tests.</text:p>
      <text:p text:style-name="P5"/>
      <text:p text:style-name="P5"/>
      <text:p text:style-name="P9">Problem statement</text:p>
      <text:p text:style-name="P34"/>
      <text:p text:style-name="P34">Make a program that inputs the lengths of two sides of a triangle and inputs the size of the angle between those two sides. <text:s text:c="2"/>The length of the third side is computed. <text:s/><text:span text:style-name="T28">The three input values are validated by suitable checking mechanism.</text:span></text:p>
      <text:p text:style-name="P5"/>
      <text:p text:style-name="P5"/>
      <text:p text:style-name="P5"/>
      <text:p text:style-name="P7">Program specification</text:p>
      <text:p text:style-name="P11"/>
      <text:p text:style-name="P47"><text:span text:style-name="T8">Make a hybrid program where the </text:span><text:span text:style-name="T9">driver function</text:span><text:span text:style-name="T8"> is written in </text:span><text:span text:style-name="T9">C or C++ language. <text:s/>You choose one. <text:s/>The driver calls a function written in X86. <text:s text:c="2"/>This latter function does the work of </text:span><text:span text:style-name="T10">solving</text:span><text:span text:style-name="T9"> the problem </text:span><text:span text:style-name="T10">of finding the length of the third side.</text:span></text:p>
      <text:p text:style-name="P54"/>
      <text:p text:style-name="P50"><text:span text:style-name="T10">T</text:span><text:span text:style-name="T2">he program will exhibit friendliness toward the user by asking for his or her name.</text:span></text:p>
      <text:p text:style-name="P34"/>
      <text:p text:style-name="P34"/>
      <text:p text:style-name="P56"/>
      <text:p text:style-name="P11"/>
      <text:p text:style-name="P11"/>
      <text:p text:style-name="P11"/>
      <text:p text:style-name="P7"/>
      <text:p text:style-name="P51">Sample dialog with the user of the program <text:span text:style-name="T1">with valid inputs.</text:span></text:p>
      <text:p text:style-name="P11"/>
      <text:p text:style-name="P13"/>
      <text:p text:style-name="P13"/>
      <text:p text:style-name="P23">Welcome to Amazing Triangles programmed by John Coffee on <text:span text:style-name="T28">February</text:span> 24, 202<text:span text:style-name="T28">4</text:span>.</text:p>
      <text:p text:style-name="P13"/>
      <text:p text:style-name="P41">The starting time on the system clock is 12345678 tics</text:p>
      <text:p text:style-name="P13"/>
      <text:p text:style-name="P13"><text:span text:style-name="T18">Please enter your name:</text:span> <text:s/><text:span text:style-name="T20">Juan Wilder</text:span></text:p>
      <text:p text:style-name="P57"/>
      <text:p text:style-name="P38">Please enter your title (Sargent, Chief, CEO, President, Teacher, etc): <text:s/>Dean</text:p>
      <text:p text:style-name="P13"/>
      <text:p text:style-name="P25">Good morning <text:span text:style-name="T28">Dean </text:span>Juan <text:span text:style-name="T28">Wilder.</text:span> <text:s text:c="2"/>We take care of all your triangles.</text:p>
      <text:p text:style-name="P36"/>
      <text:p text:style-name="P38"><text:span text:style-name="T18">Please enter the length of the first side: <text:s/></text:span>18.5</text:p>
      <text:p text:style-name="P38"><text:span text:style-name="T18">Please enter the length of the second side:</text:span> <text:s text:c="2"/>7.4</text:p>
      <text:p text:style-name="P27">Please enter the size of the angle in degrees:<text:span text:style-name="T20"> <text:s text:c="2"/>35.5</text:span></text:p>
      <text:p text:style-name="P13"/>
      <text:p text:style-name="P24">Thank you Juan. <text:s/>You entered <text:span text:style-name="T29">18.500000 <text:s text:c="2"/>7.400000 <text:s text:c="2"/>and <text:s text:c="2"/>35.500000.</text:span></text:p>
      <text:p text:style-name="P24"/>
      <text:p text:style-name="P29">The length of the third side is <text:s/>xx.xxxxxx</text:p>
      <text:p text:style-name="P24"/>
      <text:p text:style-name="P29">This length will be sent to the driver program.</text:p>
      <text:p text:style-name="P13"/>
      <text:p text:style-name="P41">The final time on the system clock is 23456789 tics</text:p>
      <text:p text:style-name="P41"/>
      <text:p text:style-name="P41">Have a good day Dean Juan Wilder.</text:p>
      <text:p text:style-name="P13"/>
      <text:p text:style-name="P48"><text:span text:style-name="T14">The driver received this number </text:span><text:span text:style-name="T15">xx.xxxxxxxxxx</text:span><text:span text:style-name="T14"> and will simply keep it.</text:span></text:p>
      <text:p text:style-name="P21"/>
      <text:p text:style-name="P21">An integer zero will now be sent to the operating system. <text:s text:c="2"/>Bye</text:p>
      <text:p text:style-name="P16"/>
      <text:p text:style-name="P16"/>
      <text:p text:style-name="P16"/>
      <text:p text:style-name="P16"/>
      <text:p text:style-name="P20">Color legend</text:p>
      <text:p text:style-name="P20"><text:span text:style-name="T16">Yellow</text:span>: driver</text:p>
      <text:p text:style-name="P20"><text:span text:style-name="T18">Green:</text:span> <text:s/>X86</text:p>
      <text:p text:style-name="P31"><text:span text:style-name="T20">Blue</text:span>: <text:s text:c="2"/>keyboard (stdin)</text:p>
      <text:p text:style-name="P31"/>
      <text:p text:style-name="P31"/>
      <text:p text:style-name="P31">Replace John Coffee’s name with your own name.</text:p>
      <text:p text:style-name="P31"/>
      <text:p text:style-name="P31">Replace the old date with the date you made this program.</text:p>
      <text:p text:style-name="P31"/>
      <text:p text:style-name="P44">Some outputs are shown as x’s. <text:s/>In your output a real number will appear where the dialogue shows x’s.</text:p>
      <text:p text:style-name="P52">Sample dialog with the user of the program <text:span text:style-name="T1">with </text:span><text:span text:style-name="T26">an invalid input.</text:span></text:p>
      <text:p text:style-name="P12"/>
      <text:p text:style-name="P15"><text:span text:style-name="T16">Welcome to Amazing Triangles programmed by John Coffee on </text:span><text:span text:style-name="T17">February</text:span><text:span text:style-name="T16"> 24, 202</text:span><text:span text:style-name="T17">4</text:span><text:span text:style-name="T16">.</text:span></text:p>
      <text:p text:style-name="P15"/>
      <text:p text:style-name="P15"><text:span text:style-name="T18">Please enter your name:</text:span> <text:s/><text:span text:style-name="T20">Juan Wilder</text:span></text:p>
      <text:p text:style-name="P37"/>
      <text:p text:style-name="P35"><text:span text:style-name="T18">Please enter your title (Sargent, Chief, CEO, President, Teacher, etc):</text:span><text:span text:style-name="T20"> <text:s/>Dean</text:span></text:p>
      <text:p text:style-name="P15"/>
      <text:p text:style-name="P26">Good morning <text:span text:style-name="T28">Dean </text:span>Juan <text:span text:style-name="T28">Wilder.</text:span> <text:s text:c="2"/>We take care of all your triangles.</text:p>
      <text:p text:style-name="P37"/>
      <text:p text:style-name="P39"><text:span text:style-name="T18">Please enter the length of the first side:</text:span><text:span text:style-name="T31"> <text:s/></text:span><text:span text:style-name="T29">53Y.3</text:span></text:p>
      <text:p text:style-name="P40"><text:span text:style-name="T19">I</text:span><text:span text:style-name="T18">nvalid input. <text:s/>Try again:</text:span><text:span text:style-name="T31"> <text:s/></text:span>7.77</text:p>
      <text:p text:style-name="P39"><text:span text:style-name="T18">Please enter the length of the second side:</text:span> <text:span text:style-name="T31"><text:s text:c="2"/></text:span>7.4<text:span text:style-name="T29">H3</text:span></text:p>
      <text:p text:style-name="P40"><text:span text:style-name="T18">Invalid input. <text:s/>Try again:</text:span><text:span text:style-name="T31"> <text:s/></text:span>7.43+9</text:p>
      <text:p text:style-name="P40"><text:span text:style-name="T18">Invalid input. <text:s/>Try again:</text:span><text:span text:style-name="T31"> <text:s/></text:span><text:span text:style-name="T30">12.65</text:span></text:p>
      <text:p text:style-name="P28">Please enter the size of the angle in degrees:<text:span text:style-name="T31"> <text:s text:c="2"/></text:span><text:span text:style-name="T21">55..85</text:span></text:p>
      <text:p text:style-name="P30">Invalid input. <text:s/>Try again<text:span text:style-name="T20">:</text:span><text:span text:style-name="T31"> <text:s/></text:span><text:span text:style-name="T20">7</text:span></text:p>
      <text:p text:style-name="P30">Invalid input. <text:s/>Try again:<text:span text:style-name="T31"> <text:s/></text:span><text:span text:style-name="T20">44.985</text:span></text:p>
      <text:p text:style-name="P15"/>
      <text:p text:style-name="P49"><text:span text:style-name="T11">Thank you Juan. <text:s/>You entered </text:span><text:span text:style-name="T12">7.770000</text:span><text:span text:style-name="T13"> <text:s text:c="2"/></text:span><text:span text:style-name="T12">12.650000</text:span><text:span text:style-name="T13"> <text:s text:c="2"/>and <text:s text:c="2"/></text:span><text:span text:style-name="T12">44.985</text:span><text:span text:style-name="T13">.</text:span></text:p>
      <text:p text:style-name="P26"/>
      <text:p text:style-name="P29">The length of the third side is <text:s/>xx.xxxxxx</text:p>
      <text:p text:style-name="P26"/>
      <text:p text:style-name="P29">This length will be sent to the driver program.</text:p>
      <text:p text:style-name="P15"/>
      <text:p text:style-name="P29">The final time on the system clock is 23456789 tics</text:p>
      <text:p text:style-name="P41"/>
      <text:p text:style-name="P29">Have a good day Dean Juan Wilder.</text:p>
      <text:p text:style-name="P15"/>
      <text:p text:style-name="P49"><text:span text:style-name="T14">The driver received this number </text:span><text:span text:style-name="T15">xx.xxxxxxxxxx</text:span><text:span text:style-name="T14"> and will simply keep it.</text:span></text:p>
      <text:p text:style-name="P22"/>
      <text:p text:style-name="P22">An integer zero will now be sent to the operating system. <text:s text:c="2"/>Bye</text:p>
      <text:p text:style-name="P14"/>
      <text:p text:style-name="P16"/>
      <text:p text:style-name="P19">Color legend</text:p>
      <text:p text:style-name="P19"><text:span text:style-name="T16">Yellow</text:span>: driver</text:p>
      <text:p text:style-name="P19"><text:span text:style-name="T18">Green</text:span>: <text:s/>X86</text:p>
      <text:p text:style-name="P31"><text:span text:style-name="T20">Blue</text:span>: <text:s text:c="2"/>keyboard (stdin)</text:p>
      <text:p text:style-name="P16"/>
      <text:p text:style-name="P16"/>
      <text:p text:style-name="P31">Replace John Coffee’s name with your own name.</text:p>
      <text:p text:style-name="P31"/>
      <text:p text:style-name="P31">Replace the old date with the date you made this program.</text:p>
      <text:p text:style-name="P31"/>
      <text:p text:style-name="P42">This program rejects all badly formed inputted numbers and negative numbers. <text:s/>Rejecting non-numeric inputs is has a simple solution, but rejecting negative values is more difficult.</text:p>
      <text:p text:style-name="P63">Modular construction</text:p>
      <text:p text:style-name="P17"/>
      <text:p text:style-name="P17">This program will have two files. <text:s/>The first one has the generic name “driver”, and the second one could be call “manager”. <text:s/>Here in assignment 1 the driver will call the manager.</text:p>
      <text:p text:style-name="P17"/>
      <text:p text:style-name="P17"/>
      <text:p text:style-name="P17"/>
      <text:p text:style-name="P18"><draw:custom-shape text:anchor-type="paragraph" draw:z-index="0" draw:name="Shape2" draw:style-name="gr5" draw:text-style-name="P68" svg:width="5.504cm" svg:height="2.673cm" svg:x="5.447cm" svg:y="0.051cm"><text:p text:style-name="P1"/><text:p text:style-name="P2">main</text:p><text:p text:style-name="P3"/><text:p text:style-name="P4"><text:span text:style-name="T25">C or </text:span><text:span text:style-name="T24">cpp <text:s/></text:span>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g text:anchor-type="paragraph" draw:z-index="1" draw:name="Shape1" draw:style-name="gr1"><draw:custom-shape draw:name="Shape2_0" draw:style-name="gr2" draw:text-style-name="P66" svg:width="5.504cm" svg:height="2.673cm" svg:x="5.447cm" svg:y="0.485cm"><text:p text:style-name="P64"><text:span text:style-name="T37"/></text:p><text:p text:style-name="P64"><text:span text:style-name="T37"/></text:p><text:p text:style-name="P64"><text:span text:style-name="T38">compute_triangle</text:span></text:p><text:p text:style-name="P64"><text:span text:style-name="T37"/></text:p><text:p text:style-name="P64"><text:span text:style-name="T37"/></text:p><text:p text:style-name="P65"><text:span text:style-name="T37">X86 <text:s text:c="3"/></text:span></text:p><draw:enhanced-geometry svg:viewBox="0 0 21600 21600" draw:type="rectangle" draw:enhanced-path="M 0 0 L 21600 0 21600 21600 0 21600 0 0 Z N"/></draw:custom-shape><draw:line draw:name="Shape1" draw:style-name="gr3" draw:text-style-name="P67" svg:x1="8.384cm" svg:y1="-1.171cm" svg:x2="8.437cm" svg:y2="0.485cm"><text:p/></draw:line><draw:custom-shape draw:name="Shape2_1" draw:style-name="gr4" draw:text-style-name="P66" svg:width="4.869cm" svg:height="1.969cm" svg:x="12.485cm" svg:y="-3.854cm"><text:p text:style-name="P64"><text:span text:style-name="T39"/></text:p><text:p text:style-name="P64"><text:span text:style-name="T40"/></text:p><text:p text:style-name="P64"><text:span text:style-name="T38">r.sh</text:span></text:p><text:p text:style-name="P65"><text:span text:style-name="T37"/></text:p><text:p text:style-name="P65"><text:span text:style-name="T37">Bash <text:s text:c="3"/></text:span></text:p><draw:enhanced-geometry svg:viewBox="0 0 21600 21600" draw:type="rectangle" draw:enhanced-path="M 0 0 L 21600 0 21600 21600 0 21600 0 0 Z N"/></draw:custom-shap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The main function is written in C++ <text:span text:style-name="T32">or C</text:span>. <text:s/>The function that does all the work, compute_triangle, is written in X86, and the director function (which is not really a function) is written in bash.</text:p>
      <text:p text:style-name="P18"/>
      <text:p text:style-name="P18"/>
      <text:p text:style-name="P18"/>
      <text:p text:style-name="P10">Qualify</text:p>
      <text:p text:style-name="P43"/>
      <text:p text:style-name="P43">Make sure your program exhibits professional quality of the kind that your project manager at your site of employment will view favorably. <text:s/>Make it look professional.</text:p>
      <text:p text:style-name="P53">Conclusion</text:p>
      <text:p text:style-name="P18"/>
      <text:p text:style-name="P43">When you have a working program that runs without crashing you may send it to me by attaching the source file to an email message. <text:s/>You may continue developing the program until the due date. <text:s/>You may submit the improved programs at any time before the due date. <text:s/>The newest program submitted will be the one program that is graded for a score.</text:p>
      <text:p text:style-name="P18"/>
      <text:p text:style-name="P43">When you submit an upgraded program, send all files of the program including those that have not changed.</text:p>
      <text:p text:style-name="P18"/>
      <text:p text:style-name="P18"/>
      <text:p text:style-name="P18"/>
      <text:p text:style-name="P18"/>
      <text:p text:style-name="P8">Timeline</text:p>
      <text:p text:style-name="P32"/>
      <text:p text:style-name="P32"><text:span text:style-name="T33">Due <text:s/></text:span>February <text:span text:style-name="T33">24</text:span>, 202<text:span text:style-name="T33">4</text:span> @ 11:59pm</text:p>
      <text:p text:style-name="P32"/>
      <text:p text:style-name="P43">Don’t submit programs after the date shown above.</text:p>
      <text:p text:style-name="P32"/>
      <text:p text:style-name="P62">Send an email message to this address: holliday@fullerton.edu <text:s text:c="2"/>Attach your program files to the message. <text:s text:c="2"/>Do not send links to a cloud. <text:s/>All links will be discarded. <text:s/><text:span text:style-name="T34">Put in the subject line: <text:s/></text:span><text:span text:style-name="T36">CPSC240-X <text:s/>Assignment 2</text:span><text:span text:style-name="T34"> <text:s text:c="3"/>Replace ‘X’ with your real section number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6"><text:span text:style-name="T6">Software. <text:s/>This document was created by “Libre Office Writer” word processor </text:span><text:span text:style-name="T7">and saved in the open source format known as “odt”. <text:s/>You may obtain a free copy of Libre Office here: <text:s/></text:span><text:span text:style-name="T23">https://www.libreoffice.org/download/download/ .</text:span><text:span text:style-name="T22"> <text:s/>Ther</text:span><text:span text:style-name="T6">e are versions available for Macs, Windows, and Lin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5" meta:paragraph-count="74" meta:word-count="860" meta:character-count="5085" meta:non-whitespace-character-count="4210"/>
  </office:meta>
</office:document-meta>
</file>